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alifornian FB" svg:font-family="'Californian FB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Calibri" fo:font-size="10.5pt" fo:font-style="normal" style:font-size-asian="10.5pt" style:font-style-asian="normal" style:font-size-complex="10.5pt" style:font-style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6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paragraph-properties fo:margin-left="0cm" fo:margin-right="0cm" fo:orphans="2" fo:widows="2" fo:text-indent="0cm" style:auto-text-indent="false"/>
      <style:text-properties style:font-name="Calibri" fo:font-size="10.5pt" style:font-size-asian="10.5pt" style:font-size-complex="10.5pt"/>
    </style:style>
    <style:style style:name="P8" style:family="paragraph" style:parent-style-name="Standard" style:list-style-name="L2">
      <style:paragraph-properties fo:orphans="2" fo:widows="2"/>
      <style:text-properties style:font-name="Calibri" fo:font-size="10.5pt" style:font-size-asian="10.5pt" style:font-size-complex="10.5pt"/>
    </style:style>
    <style:style style:name="P9" style:family="paragraph" style:parent-style-name="Standard" style:list-style-name="L7">
      <style:paragraph-properties fo:orphans="2" fo:widows="2"/>
      <style:text-properties style:font-name="Calibri" fo:font-size="10.5pt" style:font-size-asian="10.5pt" style:font-size-complex="10.5pt"/>
    </style:style>
    <style:style style:name="P10" style:family="paragraph" style:parent-style-name="Standard">
      <style:paragraph-properties fo:orphans="2" fo:widows="2"/>
      <style:text-properties style:font-name="Calibri" fo:font-size="10.5pt" fo:font-style="italic" style:font-size-asian="10.5pt" style:font-style-asian="italic" style:font-size-complex="10.5pt" style:font-style-complex="italic"/>
    </style:style>
    <style:style style:name="P11" style:family="paragraph" style:parent-style-name="Standard" style:list-style-name="L7">
      <style:paragraph-properties fo:orphans="2" fo:widows="2"/>
      <style:text-properties style:font-name="Calibri" fo:font-size="10.5pt" fo:font-style="italic" style:font-size-asian="10.5pt" style:font-style-asian="italic" style:font-size-complex="10.5pt" style:font-style-complex="italic"/>
    </style:style>
    <style:style style:name="P12" style:family="paragraph" style:parent-style-name="Standard" style:list-style-name="L10">
      <style:paragraph-properties fo:orphans="2" fo:widows="2"/>
      <style:text-properties style:font-name="Calibri" fo:font-size="10.5pt" fo:font-style="italic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15" style:family="paragraph" style:parent-style-name="Standard" style:list-style-name="L3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16" style:family="paragraph" style:parent-style-name="Standard" style:list-style-name="L4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17" style:family="paragraph" style:parent-style-name="Standard" style:list-style-name="L2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18" style:family="paragraph" style:parent-style-name="Standard" style:list-style-name="L5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19" style:family="paragraph" style:parent-style-name="Standard" style:list-style-name="L6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P20" style:family="paragraph" style:parent-style-name="Standard" style:list-style-name="L1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bold" style:font-size-complex="10.5pt" style:font-weight-complex="bold"/>
    </style:style>
    <style:style style:name="P21" style:family="paragraph" style:parent-style-name="Standard" style:list-style-name="L8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bold" style:font-size-complex="10.5pt" style:font-weight-complex="bold"/>
    </style:style>
    <style:style style:name="P22" style:family="paragraph" style:parent-style-name="Standard" style:list-style-name="L2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bold" style:font-size-complex="10.5pt" style:font-weight-complex="bold"/>
    </style:style>
    <style:style style:name="P23" style:family="paragraph" style:parent-style-name="Standard" style:list-style-name="L9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P24" style:family="paragraph" style:parent-style-name="Standard" style:list-style-name="L2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bold" style:font-size-asian="10.5pt" style:font-weight-asian="bold" style:font-size-complex="10.5pt" style:font-weight-complex="bold"/>
    </style:style>
    <style:style style:name="P25" style:family="paragraph" style:parent-style-name="Standard" style:list-style-name="L2">
      <style:paragraph-properties fo:orphans="2" fo:widows="2"/>
      <style:text-properties fo:font-variant="normal" fo:text-transform="none" fo:color="#222222" style:font-name="Calibri" fo:font-size="10.5pt" fo:letter-spacing="normal" fo:font-style="normal" fo:font-weight="bold" style:font-size-asian="10.5pt" style:font-style-asian="italic" style:font-weight-asian="bold" style:font-size-complex="10.5pt" style:font-style-complex="italic" style:font-weight-complex="bold"/>
    </style:style>
    <style:style style:name="P26" style:family="paragraph" style:parent-style-name="Standard" style:list-style-name="L3">
      <style:paragraph-properties fo:orphans="2" fo:widows="2"/>
      <style:text-properties fo:font-variant="normal" fo:text-transform="none" fo:color="#222222" style:font-name="Calibri" fo:font-size="10.5pt" fo:letter-spacing="normal" fo:font-style="italic" fo:font-weight="normal" style:font-size-asian="10.5pt" style:font-style-asian="italic" style:font-size-complex="10.5pt" style:font-style-complex="italic"/>
    </style:style>
    <style:style style:name="P27" style:family="paragraph" style:parent-style-name="Standard" style:list-style-name="L4">
      <style:paragraph-properties fo:orphans="2" fo:widows="2"/>
      <style:text-properties fo:font-variant="normal" fo:text-transform="none" fo:color="#222222" style:font-name="Calibri" fo:font-size="10.5pt" fo:letter-spacing="normal" fo:font-style="italic" fo:font-weight="normal" style:font-size-asian="10.5pt" style:font-style-asian="italic" style:font-size-complex="10.5pt" style:font-style-complex="italic"/>
    </style:style>
    <style:style style:name="P28" style:family="paragraph" style:parent-style-name="Standard" style:list-style-name="L5">
      <style:paragraph-properties fo:orphans="2" fo:widows="2"/>
      <style:text-properties fo:font-variant="normal" fo:text-transform="none" fo:color="#222222" style:font-name="Calibri" fo:font-size="10.5pt" fo:letter-spacing="normal" fo:font-style="italic" fo:font-weight="normal" style:font-size-asian="10.5pt" style:font-style-asian="italic" style:font-size-complex="10.5pt" style:font-style-complex="italic"/>
    </style:style>
    <style:style style:name="P29" style:family="paragraph" style:parent-style-name="Standard" style:list-style-name="L6">
      <style:paragraph-properties fo:orphans="2" fo:widows="2"/>
      <style:text-properties fo:font-variant="normal" fo:text-transform="none" fo:color="#222222" style:font-name="Calibri" fo:font-size="10.5pt" fo:letter-spacing="normal" fo:font-style="italic" fo:font-weight="normal" style:font-size-asian="10.5pt" style:font-style-asian="italic" style:font-size-complex="10.5pt" style:font-style-complex="italic"/>
    </style:style>
    <style:style style:name="P30" style:family="paragraph" style:parent-style-name="Standard" style:list-style-name="L8">
      <style:paragraph-properties fo:orphans="2" fo:widows="2"/>
      <style:text-properties fo:font-variant="normal" fo:text-transform="none" fo:color="#222222" style:font-name="Calibri" fo:font-size="10.5pt" fo:letter-spacing="normal" fo:font-style="italic" fo:font-weight="normal" style:font-size-asian="10.5pt" style:font-style-asian="italic" style:font-weight-asian="bold" style:font-size-complex="10.5pt" style:font-style-complex="italic" style:font-weight-complex="bold"/>
    </style:style>
    <style:style style:name="P31" style:family="paragraph" style:parent-style-name="Standard" style:list-style-name="L9">
      <style:paragraph-properties fo:orphans="2" fo:widows="2"/>
      <style:text-properties fo:font-variant="normal" fo:text-transform="none" fo:color="#222222" style:font-name="Calibri" fo:font-size="10.5pt" fo:letter-spacing="normal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2" style:family="paragraph" style:parent-style-name="Standard" style:list-style-name="L5">
      <style:paragraph-properties fo:orphans="2" fo:widows="2"/>
    </style:style>
    <style:style style:name="P33" style:family="paragraph" style:parent-style-name="Standard" style:list-style-name="L9">
      <style:paragraph-properties fo:orphans="2" fo:widows="2"/>
    </style:style>
    <style:style style:name="T1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Calibri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222222" style:font-name="Calibri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1155cc" style:font-name="Calibri" fo:font-size="10.5pt" fo:letter-spacing="normal" fo:font-style="normal" fo:font-weight="normal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CC Committee meeting 24.04.2012</text:p>
      <text:p text:style-name="P3"><text:line-break/>Present: Aiora Zabala, Matt Watson, Stuart Bennett, Xian Jie Tay, Jess Stirrups, Alex Crow, Bela Dimova</text:p>
      <text:p text:style-name="P3"/>
      <text:p text:style-name="P3">SUMMARY</text:p>
      <text:p text:style-name="P4"/>
      <text:list xml:id="list6502935831" text:style-name="L1">
        <text:list-item>
          <text:p text:style-name="P5">Everyone is to be social since there is no official social sec.</text:p>
        </text:list-item>
        <text:list-item>
          <text:p text:style-name="P5">All non-boring non-confidential emails from admin list to go to main list.</text:p>
        </text:list-item>
        <text:list-item>
          <text:p text:style-name="P5">New meet fees: </text:p>
          <text:list>
            <text:list-header>
              <text:p text:style-name="P14">£25 single day trip (including everything</text:p>
              <text:p text:style-name="P14">£26 standard weekend trip</text:p>
              <text:p text:style-name="P14">£31 weekend trip incl. gear hire </text:p>
              <text:p text:style-name="P20">£5 one off cost of cows tails that all novices need to buy (+ try to offer SRT-free option)</text:p>
            </text:list-header>
          </text:list>
        </text:list-item>
        <text:list-item>
          <text:p text:style-name="P6">Annual Dinner 2013 – Matt volunteers to organise</text:p>
        </text:list-item>
        <text:list-item>
          <text:p text:style-name="P6">Meets -Matt to look into what huts are free for trips this term (people are keen on OFD, Gaping Gill)</text:p>
        </text:list-item>
        <text:list-item>
          <text:p text:style-name="P6">Fundraising for cave rescue – Bela to look into organising an event</text:p>
        </text:list-item>
        <text:list-item>
          <text:p text:style-name="P7"><text:span text:style-name="T3">Journals will cost </text:span><text:span text:style-name="T4">£12, and we will print c.50 copies</text:span></text:p>
        </text:list-item>
      </text:list>
      <text:p text:style-name="P3"/>
      <text:p text:style-name="P3"/>
      <text:p text:style-name="P3">FULL NOTES</text:p>
      <text:p text:style-name="P3">AGENDA</text:p>
      <text:p text:style-name="P3"/>
      <text:list xml:id="list1181538530" text:style-name="L2">
        <text:list-item>
          <text:p text:style-name="P24">Social Secretary vacancy</text:p>
        </text:list-item>
      </text:list>
      <text:list xml:id="list1529806594" text:style-name="L3">
        <text:list-item>
          <text:p text:style-name="P15">The position is still unoccupied and no undergraduate members have time to take it up.</text:p>
        </text:list-item>
        <text:list-item>
          <text:p text:style-name="P26">All members are to make an effort to be social. Alex and Bela are happy to organise events.</text:p>
        </text:list-item>
      </text:list>
      <text:p text:style-name="P13"/>
      <text:list xml:id="list2175557946" text:continue-list="list1181538530" text:style-name="L2">
        <text:list-item>
          <text:p text:style-name="P24">Opening up the admin list - general list</text:p>
        </text:list-item>
      </text:list>
      <text:list xml:id="list471747468" text:style-name="L4">
        <text:list-item>
          <text:p text:style-name="P27">Everything that does not need to be restricted to the committee (being too boring, ranty, technical or confidential) goes to the main list (proposed by Matt)</text:p>
        </text:list-item>
        <text:list-item>
          <text:p text:style-name="P27">Being proactive in getting people on the admin list after being a few trips (proposed by Stuart)</text:p>
        </text:list-item>
        <text:list-item>
          <text:p text:style-name="P27">Emailing trip reports around the main list (proposed by Matt)</text:p>
        </text:list-item>
        <text:list-item>
          <text:p text:style-name="P16">All proposals agreed as general guidelines. <text:s/></text:p>
        </text:list-item>
      </text:list>
      <text:p text:style-name="P13"/>
      <text:p text:style-name="P13"/>
      <text:list xml:id="list1617411936" text:continue-list="list2175557946" text:style-name="L2">
        <text:list-item>
          <text:p text:style-name="P8"><text:span text:style-name="T1">Meeting Accounting policy</text:span><text:span text:style-name="T2"> </text:span></text:p>
          <text:p text:style-name="P17"/>
        </text:list-item>
      </text:list>
      <text:list xml:id="list967100930" text:style-name="L5">
        <text:list-item>
          <text:p text:style-name="P32"><text:span text:style-name="T5">Any changes to the current draft? </text:span><text:a xlink:type="simple" xlink:href="http://www.srcf.ucam.org/caving/wiki/images/9/90/CUCC_MeetAcountingPolicy.pdf"><text:span text:style-name="T7">http://www.srcf.ucam.org/caving/wiki/images/9/90/CUCC_MeetAcountingPolicy.pdf</text:span></text:a></text:p>
        </text:list-item>
        <text:list-item>
          <text:p text:style-name="P18">Unanimous surprise at the existence of an accounting policy.</text:p>
        </text:list-item>
        <text:list-item>
          <text:p text:style-name="P28">Change form to add email address, college and phone number (proposed by Stuart)</text:p>
        </text:list-item>
      </text:list>
      <text:p text:style-name="P13"/>
      <text:list xml:id="list932560157" text:continue-numbering="true" text:style-name="L5">
        <text:list-item>
          <text:p text:style-name="P18">Car tear &amp; wear reduction fee remains £5 (“£10 is too much, and anything between £5 and £10 is pissing about” - Stuart)</text:p>
          <text:list>
            <text:list-header>
              <text:p text:style-name="P18"/>
            </text:list-header>
          </text:list>
        </text:list-item>
        <text:list-item>
          <text:p text:style-name="P18">Reducing novice meet fees</text:p>
          <text:list>
            <text:list-item>
              <text:p text:style-name="P18">New meet fees (proposed by Stuart): </text:p>
              <text:p text:style-name="P18">£25 single day trip (including everything</text:p>
              <text:p text:style-name="P18">£26 standard weekend trip</text:p>
              <text:p text:style-name="P18">£31 weekend trip incl. gear hire </text:p>
              <text:p text:style-name="P18">£5 one off cost of cows tails that all novices need to buy (+ try to offer SRT-free option)</text:p>
            </text:list-item>
            <text:list-item>
              <text:p text:style-name="P18">Assume that novices do not have gear in Michaelmas, so pay £31 fee to cover everything</text:p>
            </text:list-item>
            <text:list-item>
              <text:p text:style-name="P18">New fees accepted.</text:p>
            </text:list-item>
          </text:list>
          <text:p text:style-name="P18"/>
        </text:list-item>
        <text:list-item>
          <text:p text:style-name="P18">Standard meet fee is applicable to meets off-term IF</text:p>
          <text:list>
            <text:list-item>
              <text:p text:style-name="P18">they are advertised on the main list in reasonable time;</text:p>
            </text:list-item>
            <text:list-item>
              <text:p text:style-name="P18"><text:soft-page-break/>there are free car spaces or car spaces are advertised as soon as they become available;</text:p>
            </text:list-item>
            <text:list-item>
              <text:p text:style-name="P18">the organiser agrees to open the trip up.</text:p>
            </text:list-item>
            <text:list-item>
              <text:p text:style-name="P18">General definition accepted. Stuart suggests we have a rant about it on the admin list.</text:p>
            </text:list-item>
          </text:list>
        </text:list-item>
      </text:list>
      <text:list xml:id="list526084998" text:continue-list="list1617411936" text:style-name="L2">
        <text:list-header>
          <text:p text:style-name="P17"/>
        </text:list-header>
        <text:list-item>
          <text:p text:style-name="P24">Someone to organise Annual Dinner 2013</text:p>
        </text:list-item>
      </text:list>
      <text:list xml:id="list1250577078" text:style-name="L6">
        <text:list-item>
          <text:list>
            <text:list-item>
              <text:p text:style-name="P19">If we want to get the dates we want, we should book over the summer.</text:p>
            </text:list-item>
            <text:list-item>
              <text:p text:style-name="P29">Matt volunteers in exchange for beer. (Committee avoids to specify how much beer.)</text:p>
            </text:list-item>
          </text:list>
        </text:list-item>
      </text:list>
      <text:list xml:id="list913477027" text:continue-list="list526084998" text:style-name="L2">
        <text:list-header>
          <text:p text:style-name="P17"/>
        </text:list-header>
        <text:list-item>
          <text:p text:style-name="P24">Meets and meet leaders for this term</text:p>
        </text:list-item>
      </text:list>
      <text:list xml:id="list1211689264" text:style-name="L7">
        <text:list-item>
          <text:p text:style-name="P11">Matt to check which huts are available on which weekends and report back. </text:p>
        </text:list-item>
        <text:list-item>
          <text:p text:style-name="P11">Alex to organise a Peaks trip over the bank holiday weekend (4-6 May)</text:p>
        </text:list-item>
        <text:list-item>
          <text:p text:style-name="P9">Matt and Alex are keen to go to S Wales</text:p>
        </text:list-item>
        <text:list-item>
          <text:p text:style-name="P9">If trips are not novice-friendly, this should be made explicit in the email.</text:p>
        </text:list-item>
        <text:list-item>
          <text:p text:style-name="P9">We have Otter hole booked for 1 July between tides </text:p>
        </text:list-item>
      </text:list>
      <text:list xml:id="list1922198982" text:continue-list="list913477027" text:style-name="L2">
        <text:list-header>
          <text:p text:style-name="P8"/>
        </text:list-header>
        <text:list-item>
          <text:p text:style-name="P24">Adding a voluntary donation for cave rescue to the membership fee</text:p>
        </text:list-item>
      </text:list>
      <text:list xml:id="list375457611" text:style-name="L8">
        <text:list-item>
          <text:p text:style-name="P21">It's better to target experienced members rather than freak out novices by mentioning rescue.</text:p>
        </text:list-item>
        <text:list-item>
          <text:p text:style-name="P21">Donations to go to the Yorkshire or Peak District cave rescuers (or both if there is enough), since this is where we have the most rescues.</text:p>
        </text:list-item>
        <text:list-item>
          <text:p text:style-name="P30">Bela to look into organising a fundraising event (possibly barbecue or exhibition).</text:p>
        </text:list-item>
      </text:list>
      <text:list xml:id="list1831450788" text:continue-list="list1922198982" text:style-name="L2">
        <text:list-header>
          <text:p text:style-name="P17"/>
        </text:list-header>
        <text:list-item>
          <text:p text:style-name="P24">Journal</text:p>
        </text:list-item>
      </text:list>
      <text:list xml:id="list2107490801" text:style-name="L9">
        <text:list-item>
          <text:p text:style-name="P23">Price will be £12, costing £10.17 per copy for c.50 copies</text:p>
        </text:list-item>
        <text:list-item>
          <text:p text:style-name="P33"><text:span text:style-name="T6">Budget: </text:span><text:a xlink:type="simple" xlink:href="http://people.pwf.cam.ac.uk/az296/journalCOSTS.pdf"><text:span text:style-name="T7">http://people.pwf.cam.ac.uk/az296/journalCOSTS.pdf</text:span></text:a></text:p>
        </text:list-item>
        <text:list-item>
          <text:p text:style-name="P23">Payments to me made by transfer to bank account </text:p>
        </text:list-item>
        <text:list-item>
          <text:p text:style-name="P31">Aiora to email the EXCS and CUCC main lists to check expressions of interest and confirm numbers</text:p>
        </text:list-item>
        <text:list-item>
          <text:p text:style-name="P31">Wookey to check which clubs have been sending us journals and need a journal from us</text:p>
        </text:list-item>
        <text:list-item>
          <text:p text:style-name="P31">Stuart to try to open internet banking.</text:p>
        </text:list-item>
        <text:list-item>
          <text:p text:style-name="P31">Alex or Stuart to drive with Aiora to Peterborough to check proofs</text:p>
        </text:list-item>
        <text:list-item>
          <text:p text:style-name="P31">Alex to help with tracking orders / posting journals</text:p>
        </text:list-item>
      </text:list>
      <text:list xml:id="list1398006597" text:continue-list="list1831450788" text:style-name="L2">
        <text:list-header>
          <text:p text:style-name="P22"/>
        </text:list-header>
        <text:list-item>
          <text:p text:style-name="P25">Matters arising</text:p>
        </text:list-item>
      </text:list>
      <text:list xml:id="list1275379865" text:style-name="L10">
        <text:list-item>
          <text:p text:style-name="P12">Xian Jie to soak new rope once it arrives</text:p>
        </text:list-item>
        <text:list-item>
          <text:p text:style-name="P12">Stuart to do Societies Syndicate application</text:p>
        </text:list-item>
        <text:list-item>
          <text:p text:style-name="P12">Matt to book freshers Mendip trip now, having checked with James what is the date for the squash</text:p>
        </text:list-item>
        <text:list-item>
          <text:p text:style-name="P12">Bela to look into organising a joint freshers film event series with climbers or exhibition</text:p>
        </text:list-item>
        <text:list-item>
          <text:p text:style-name="P12">Next committee meeting will be at the end of May</text:p>
        </text:list-item>
      </text:list>
      <text:p text:style-name="P10"/>
      <text:p text:style-name="P10"/>
      <text:p text:style-name="P1">Meeting adjourned at 8.50pm and proceeded to the p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Californian FB" svg:font-family="'Californian FB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a Dimova</meta:initial-creator>
    <meta:creation-date>2012-04-25T07:37:01.73</meta:creation-date>
    <meta:generator>LibreOffice/3.5$Linux_X86_64 LibreOffice_project/350m1$Build-2</meta:generator>
    <dc:date>2012-04-25T08:53:52.31</dc:date>
    <dc:creator>Bela Dimova</dc:creator>
    <meta:editing-duration>PT7M38S</meta:editing-duration>
    <meta:editing-cycles>1</meta:editing-cycles>
    <meta:document-statistic meta:table-count="0" meta:image-count="0" meta:object-count="0" meta:page-count="2" meta:paragraph-count="71" meta:word-count="793" meta:character-count="3658" meta:non-whitespace-character-count="3658"/>
  </office:meta>
</office:document-meta>
</file>